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style:font-name="Times New Roman" fo:font-size="12pt" style:font-size-asian="12pt" style:font-size-complex="12pt"/>
    </style:style>
    <style:style style:name="T3"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lge 11 <text:s/>Während Jojo nach hause fuhr, fiel sie von Rezas rad und schlägt Marks Taxi. Jojo kommt nach hause an und erzählt Mark über ihren Unfall mit Ben und Marks Taxi. Mark wird sehr böse über seinen Taxi, aber er wird auch nervös über das Rad. Er hat Jojo es geliehnt und sagte nichts zu Reza.</text:p>
      <text:p text:style-name="P1">Folge 12 Jojo isst Abendessen mit Lena und ihren Eltern. Sie sprechen ein bisschen über Verschiedungen zwischen Deutschland und Brasilien zum Beispiel der Verkehr. Lenas Vater sagt, dass er enttäuscht ist, weil seine Tochter will Kunst lieber als Technik oder Wirtschaft, dafür Deutschland bekannt ist. Jojo sagte dass sie kommt zum Deutschland denn es ist der Land der <text:span text:style-name="T3">Dichters und Denkers.</text:span></text:p>
      <text:p text:style-name="P2">Folge 13 <text:span text:style-name="T1">Sowohl Carla als auch Alex</text:span> haben einen Platz im Studiengang bekommen, weil einen neuen Platz abgesprungen ist. Jojo wird gute Freunde mit Alex und Carla. Lena telefoniert sie und will mit Jojo ausgehen, aber Jojo ist zu beschäftigt mit Uni und ihre neue Freunde und Lena wird verärgert. Mark kommt in und scheint, dass er Carla kennt und ist überrascht dass er sie da sah.</text:p>
      <text:p text:style-name="P2">Folge 14 Jojo lädt Lena zum Abendessen mit Mark und Reza. Sie entschuldigt sich Lena denn sie war ihr blöd. Wir lernen, dass Carla Marks Ex-Freundin ist. Jojo will, dass Reza und Lena einander kennenlernen. Mark und Reza sprechen auch über ihre Schwä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2-26T12:00:59.34</meta:creation-date>
    <dc:date>2016-02-26T12:35:35.66</dc:date>
    <dc:creator>Robert Ritchie</dc:creator>
    <meta:editing-duration>PT19M25S</meta:editing-duration>
    <meta:editing-cycles>3</meta:editing-cycles>
    <meta:generator>OpenOffice/4.1.1$Win32 OpenOffice.org_project/411m6$Build-9775</meta:generator>
    <meta:document-statistic meta:table-count="0" meta:image-count="0" meta:object-count="0" meta:page-count="1" meta:paragraph-count="4" meta:word-count="228" meta:character-count="1323"/>
  </office:meta>
</office:document-meta>
</file>